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ivanupotus</text:p>
      <text:p text:style-name="Standard"/>
      <text:p text:style-name="Standard">aihe: Laivanupotuspeli yhden pelaajan versiona tietokoneen tai toisen käyttäjän määrittämällä ruudukolla. Ohjelma laskee kuinka monessa vuorossa pelaaja on laivat upottanut ja pitää kirjaa parhaista pelaajista.</text:p>
      <text:p text:style-name="Standard"/>
      <text:p text:style-name="Standard">käyttäjät: pelaaja(t)</text:p>
      <text:p text:style-name="Standard"/>
      <text:p text:style-name="Standard">toiminnot: </text:p>
      <text:list xml:id="list2031169388" text:style-name="L1">
        <text:list-item>
          <text:p text:style-name="P1">valitaan tekeekö ruudukon tietokone vai toinen pelaaja</text:p>
        </text:list-item>
        <text:list-item>
          <text:p text:style-name="P1">laivojen asettaminen ruudukolle</text:p>
        </text:list-item>
        <text:list-item>
          <text:p text:style-name="P1">pelaaja antaa nimensä</text:p>
        </text:list-item>
        <text:list-item>
          <text:p text:style-name="P1">pelaaja ampuu</text:p>
        </text:list-item>
        <text:list-item>
          <text:p text:style-name="P1">parhaat pelaajat -listan tarkastelu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ia Ohtamaa</meta:initial-creator>
    <meta:creation-date>2012-05-14T12:55:57</meta:creation-date>
    <dc:date>2012-05-14T14:27:44</dc:date>
    <dc:creator>Riia Ohtamaa</dc:creator>
    <meta:editing-duration>PT00H19M57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9" meta:word-count="54" meta:character-count="413"/>
  </office:meta>
</office:document-meta>
</file>